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2cm" draw:fill="none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347cm" fo:min-width="0.793cm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347cm" fo:min-width="0.792cm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svg:stroke-color="#000000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3.093cm" fo:min-width="2.043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96cm" fo:min-width="2.043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96cm" fo:min-width="2.042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193cm" svg:y1="4.987cm" svg:x2="7.193cm" svg:y2="8.577cm">
          <text:p/>
        </draw:line>
        <draw:line draw:style-name="gr1" draw:text-style-name="P1" draw:layer="layout" svg:x1="6.478cm" svg:y1="5.984cm" svg:x2="6.478cm" svg:y2="7.779cm">
          <text:p/>
        </draw:line>
        <draw:frame draw:style-name="gr2" draw:layer="layout" svg:width="1.445cm" svg:height="1.749cm" svg:x="7.55cm" svg:y="4.189cm">
          <draw:text-box>
            <text:p>+</text:p>
          </draw:text-box>
        </draw:frame>
        <draw:line draw:style-name="gr1" draw:text-style-name="P1" draw:layer="layout" svg:x1="7.087cm" svg:y1="4.987cm" svg:x2="7.087cm" svg:y2="8.577cm">
          <text:p/>
        </draw:line>
        <draw:line draw:style-name="gr1" draw:text-style-name="P1" draw:layer="layout" svg:x1="6.373cm" svg:y1="5.984cm" svg:x2="6.373cm" svg:y2="7.779cm">
          <text:p/>
        </draw:line>
        <draw:frame draw:style-name="gr3" draw:layer="layout" svg:width="1.444cm" svg:height="1.749cm" svg:x="7.445cm" svg:y="4.189cm">
          <draw:text-box>
            <text:p>+</text:p>
          </draw:text-box>
        </draw:frame>
        <draw:line draw:style-name="gr1" draw:text-style-name="P1" draw:layer="layout" svg:x1="7.087cm" svg:y1="4.987cm" svg:x2="7.087cm" svg:y2="8.577cm">
          <text:p/>
        </draw:line>
        <draw:line draw:style-name="gr1" draw:text-style-name="P1" draw:layer="layout" svg:x1="6.373cm" svg:y1="5.984cm" svg:x2="6.373cm" svg:y2="7.779cm">
          <text:p/>
        </draw:line>
        <draw:frame draw:style-name="gr3" draw:layer="layout" svg:width="1.444cm" svg:height="1.749cm" svg:x="7.445cm" svg:y="4.189cm">
          <draw:text-box>
            <text:p>+</text:p>
          </draw:text-box>
        </draw:frame>
        <draw:line draw:style-name="gr1" draw:text-style-name="P1" draw:layer="layout" svg:x1="13.729cm" svg:y1="4.987cm" svg:x2="13.729cm" svg:y2="8.577cm">
          <text:p/>
        </draw:line>
        <draw:line draw:style-name="gr1" draw:text-style-name="P1" draw:layer="layout" svg:x1="13.015cm" svg:y1="5.984cm" svg:x2="13.015cm" svg:y2="7.779cm">
          <text:p/>
        </draw:line>
        <draw:frame draw:style-name="gr2" draw:layer="layout" svg:width="1.445cm" svg:height="1.749cm" svg:x="14.086cm" svg:y="4.189cm">
          <draw:text-box>
            <text:p>+</text:p>
          </draw:text-box>
        </draw:frame>
        <draw:line draw:style-name="gr1" draw:text-style-name="P1" draw:layer="layout" svg:x1="13.624cm" svg:y1="4.987cm" svg:x2="13.624cm" svg:y2="8.577cm">
          <text:p/>
        </draw:line>
        <draw:line draw:style-name="gr1" draw:text-style-name="P1" draw:layer="layout" svg:x1="12.909cm" svg:y1="5.984cm" svg:x2="12.909cm" svg:y2="7.779cm">
          <text:p/>
        </draw:line>
        <draw:frame draw:style-name="gr3" draw:layer="layout" svg:width="1.444cm" svg:height="1.749cm" svg:x="13.981cm" svg:y="4.189cm">
          <draw:text-box>
            <text:p>+</text:p>
          </draw:text-box>
        </draw:frame>
        <draw:line draw:style-name="gr1" draw:text-style-name="P1" draw:layer="layout" svg:x1="13.624cm" svg:y1="4.987cm" svg:x2="13.624cm" svg:y2="8.577cm">
          <text:p/>
        </draw:line>
        <draw:line draw:style-name="gr1" draw:text-style-name="P1" draw:layer="layout" svg:x1="12.909cm" svg:y1="5.984cm" svg:x2="12.909cm" svg:y2="7.779cm">
          <text:p/>
        </draw:line>
        <draw:frame draw:style-name="gr3" draw:layer="layout" svg:width="1.444cm" svg:height="1.749cm" svg:x="13.981cm" svg:y="4.189cm">
          <draw:text-box>
            <text:p>+</text:p>
          </draw:text-box>
        </draw:frame>
        <draw:custom-shape draw:style-name="gr4" draw:text-style-name="P1" draw:layer="layout" svg:width="2.144cm" svg:height="6.182cm" svg:x="18.446cm" svg:y="12.9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44cm" svg:height="6.182cm" svg:x="2.37cm" svg:y="12.76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981cm" svg:y1="6.781cm" svg:x2="19.34cm" svg:y2="6.781cm">
          <text:p/>
        </draw:line>
        <draw:line draw:style-name="gr1" draw:text-style-name="P1" draw:layer="layout" svg:x1="19.34cm" svg:y1="6.781cm" svg:x2="19.415cm" svg:y2="12.938cm">
          <text:p/>
        </draw:line>
        <draw:line draw:style-name="gr1" draw:text-style-name="P1" draw:layer="layout" svg:x1="12.731cm" svg:y1="6.781cm" svg:x2="7.372cm" svg:y2="6.781cm">
          <text:p/>
        </draw:line>
        <draw:line draw:style-name="gr1" draw:text-style-name="P1" draw:layer="layout" svg:x1="6.3cm" svg:y1="6.781cm" svg:x2="3.032cm" svg:y2="6.842cm">
          <text:p/>
        </draw:line>
        <draw:line draw:style-name="gr1" draw:text-style-name="P1" draw:layer="layout" svg:x1="3.085cm" svg:y1="12.764cm" svg:x2="3.032cm" svg:y2="6.842cm">
          <text:p/>
        </draw:line>
        <draw:line draw:style-name="gr1" draw:text-style-name="P1" draw:layer="layout" svg:x1="3.413cm" svg:y1="18.907cm" svg:x2="3.442cm" svg:y2="22.137cm">
          <text:p/>
        </draw:line>
        <draw:line draw:style-name="gr1" draw:text-style-name="P1" draw:layer="layout" svg:x1="19.288cm" svg:y1="22.082cm" svg:x2="3.413cm" svg:y2="22.209cm">
          <text:p/>
        </draw:line>
        <draw:line draw:style-name="gr1" draw:text-style-name="P1" draw:layer="layout" svg:x1="19.34cm" svg:y1="19.345cm" svg:x2="19.34cm" svg:y2="22.137cm">
          <text:p/>
        </draw:line>
        <draw:frame draw:style-name="gr5" draw:text-style-name="P2" draw:layer="layout" svg:width="2.695cm" svg:height="3.757cm" svg:x="5.036cm" svg:y="3.339cm">
          <draw:text-box>
            <text:p><text:span text:style-name="T1">U1</text:span></text:p>
          </draw:text-box>
        </draw:frame>
        <draw:frame draw:style-name="gr6" draw:text-style-name="P2" draw:layer="layout" svg:width="2.695cm" svg:height="2.362cm" svg:x="11.287cm" svg:y="3.337cm">
          <draw:text-box>
            <text:p><text:span text:style-name="T1">U2</text:span></text:p>
          </draw:text-box>
        </draw:frame>
        <draw:frame draw:style-name="gr7" draw:text-style-name="P2" draw:layer="layout" svg:width="1.916cm" svg:height="1.504cm" svg:x="15.605cm" svg:y="14.482cm">
          <draw:text-box>
            <text:p><text:span text:style-name="T1">R1</text:span></text:p>
          </draw:text-box>
        </draw:frame>
        <draw:frame draw:style-name="gr8" draw:text-style-name="P2" draw:layer="layout" svg:width="2.694cm" svg:height="2.362cm" svg:x="5.213cm" svg:y="14.59cm">
          <draw:text-box>
            <text:p><text:span text:style-name="T1">R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ka </meta:initial-creator>
    <meta:creation-date>2014-04-09T15:55:24</meta:creation-date>
    <dc:date>2014-04-09T21:21:06</dc:date>
    <dc:creator>mka </dc:creator>
    <meta:editing-duration>PT51S</meta:editing-duration>
    <meta:editing-cycles>3</meta:editing-cycles>
    <meta:generator>LibreOffice/3.5$Linux_x86 LibreOffice_project/350m1$Build-2</meta:generator>
    <meta:document-statistic meta:object-count="32"/>
  </office:meta>
</office:document-meta>
</file>